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 style:family="graphic">
      <style:graphic-properties loext:decorative="false"/>
    </style:style>
    <style:style style:name="gr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919cm" fo:min-width="1.847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90"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33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08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2"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7"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6"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7"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8"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9"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0"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2"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8"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5cm" fo:min-width="0.22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43cm" fo:min-width="0.05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P1"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onnector draw:name="Connector" draw:style-name="gr1" draw:text-style-name="P1" draw:layer="layout" svg:x1="23.25cm" svg:y1="7.374cm" svg:x2="29.106cm" svg:y2="4.232cm" draw:start-shape="id1" draw:end-shape="id2" draw:end-glue-point="3" svg:d="M23250 7374h2918v-3142h2938" svg:viewBox="0 0 5857 3143">
          <text:p/>
        </draw:connector>
        <draw:g draw:style-name="gr2" xml:id="id1" draw:id="id1">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 draw:text-style-name="P2" draw:layer="layout" svg:width="2.636cm" svg:height="1.593cm" svg:x="20.612cm" svg:y="7.653cm" svg:viewBox="0 0 2637 1594" svg:d="M2 1594c219 0 2635-991 2635-1293 0-301-339-301-559-301 0 129-2156 646-2076 1594z">
              <text:p/>
            </draw:path>
            <draw:g draw:style-name="gr4">
              <draw:polygon draw:style-name="gr5" draw:text-style-name="P3" draw:layer="layout" svg:width="2.794cm" svg:height="2.368cm" svg:x="17.659cm" svg:y="6.792cm" svg:viewBox="0 0 2795 2369" draw:points="0,862 0,0 2795,1508 2795,2369">
                <text:p/>
              </draw:polygon>
              <draw:polygon draw:style-name="gr6" draw:text-style-name="P4" draw:layer="layout" svg:width="2.395cm" svg:height="2.153cm" svg:x="20.454cm" svg:y="7.007cm" svg:viewBox="0 0 2396 2154" draw:points="0,2154 0,1292 2396,0 2396,862">
                <text:p/>
              </draw:polygon>
              <draw:polygon draw:style-name="gr7" draw:text-style-name="P5" draw:layer="layout" svg:width="5.19cm" svg:height="2.799cm" svg:x="17.659cm" svg:y="5.5cm" svg:viewBox="0 0 5191 2800" draw:points="2795,2800 0,1292 2396,0 5191,1508">
                <text:p/>
              </draw:polygon>
              <draw:line draw:style-name="gr8" draw:text-style-name="P6" draw:layer="layout" svg:x1="18.618cm" svg:y1="7.481cm" svg:x2="18.618cm" svg:y2="7.998cm">
                <text:p/>
              </draw:line>
              <draw:line draw:style-name="gr9" draw:text-style-name="P6" draw:layer="layout" svg:x1="20.375cm" svg:y1="8.584cm" svg:x2="19.097cm" svg:y2="7.895cm">
                <text:p/>
              </draw:line>
              <draw:line draw:style-name="gr10" draw:text-style-name="P6" draw:layer="layout" svg:x1="19.09cm" svg:y1="7.74cm" svg:x2="19.09cm" svg:y2="7.912cm">
                <text:p/>
              </draw:line>
              <draw:line draw:style-name="gr11" draw:text-style-name="P6" draw:layer="layout" svg:x1="20.368cm" svg:y1="8.429cm" svg:x2="20.368cm" svg:y2="8.601cm">
                <text:p/>
              </draw:line>
              <draw:line draw:style-name="gr12" draw:text-style-name="P6" draw:layer="layout" svg:x1="20.368cm" svg:y1="8.429cm" svg:x2="19.09cm" svg:y2="7.74cm">
                <text:p/>
              </draw:line>
              <draw:polygon draw:style-name="gr13" draw:text-style-name="P7" draw:layer="layout" svg:width="0.159cm" svg:height="0.258cm" svg:x="18.778cm" svg:y="7.567cm" svg:viewBox="0 0 160 259" draw:points="0,172 0,0 160,86 160,259">
                <text:p/>
              </draw:polygon>
              <draw:line draw:style-name="gr14" draw:text-style-name="P6" draw:layer="layout" svg:x1="18.458cm" svg:y1="7.395cm" svg:x2="18.458cm" svg:y2="7.912cm">
                <text:p/>
              </draw:line>
              <draw:line draw:style-name="gr15" draw:text-style-name="P6" draw:layer="layout" svg:x1="18.298cm" svg:y1="7.309cm" svg:x2="18.298cm" svg:y2="7.826cm">
                <text:p/>
              </draw:line>
              <draw:line draw:style-name="gr16" draw:text-style-name="P6" draw:layer="layout" svg:x1="18.138cm" svg:y1="7.222cm" svg:x2="18.138cm" svg:y2="7.739cm">
                <text:p/>
              </draw:line>
              <draw:line draw:style-name="gr17" draw:text-style-name="P6" draw:layer="layout" svg:x1="17.979cm" svg:y1="7.136cm" svg:x2="17.979cm" svg:y2="7.653cm">
                <text:p/>
              </draw:line>
              <draw:line draw:style-name="gr18" draw:text-style-name="P6" draw:layer="layout" svg:x1="17.819cm" svg:y1="7.05cm" svg:x2="17.819cm" svg:y2="7.567cm">
                <text:p/>
              </draw:line>
              <draw:polygon draw:style-name="gr19" draw:text-style-name="P3" draw:layer="layout" svg:width="0.159cm" svg:height="0.947cm" svg:x="17.499cm" svg:y="6.705cm" svg:viewBox="0 0 160 948" draw:points="0,862 0,0 160,86 160,948">
                <text:p/>
              </draw:polygon>
              <draw:polygon draw:style-name="gr20" draw:text-style-name="P3" draw:layer="layout" svg:width="0.159cm" svg:height="0.947cm" svg:x="20.454cm" svg:y="8.299cm" svg:viewBox="0 0 160 948" draw:points="0,862 0,0 160,86 160,948">
                <text:p/>
              </draw:polygon>
              <draw:polygon draw:style-name="gr21" draw:text-style-name="P8" draw:layer="layout" svg:width="5.35cm" svg:height="3.747cm" svg:x="17.499cm" svg:y="5.5cm" svg:viewBox="0 0 5351 3748" draw:points="0,2068 0,1206 160,1292 2555,0 5351,1508 5351,2369 3114,3576 3114,3748">
                <text:p/>
              </draw:polygon>
            </draw:g>
          </draw:g>
          <draw:g draw:style-name="gr2">
            <draw:g draw:style-name="gr4">
              <draw:polygon draw:style-name="gr22" draw:text-style-name="P9" draw:layer="layout" svg:width="0.261cm" svg:height="0.424cm" svg:x="21.787cm" svg:y="7.976cm" svg:viewBox="0 0 262 425" draw:points="0,425 0,141 262,0 262,283">
                <text:p/>
              </draw:polygon>
              <draw:polygon draw:style-name="gr23" draw:text-style-name="P10" draw:layer="layout" svg:width="0.261cm" svg:height="0.424cm" svg:x="21.525cm" svg:y="7.976cm" svg:viewBox="0 0 262 425" draw:points="0,283 0,0 262,141 262,425">
                <text:p/>
              </draw:polygon>
              <draw:polygon draw:style-name="gr24" draw:text-style-name="P11" draw:layer="layout" svg:width="0.523cm" svg:height="0.282cm" svg:x="21.525cm" svg:y="7.834cm" svg:viewBox="0 0 524 283" draw:points="262,283 0,141 262,0 524,141">
                <text:p/>
              </draw:polygon>
            </draw:g>
            <draw:g draw:style-name="gr4">
              <draw:polygon draw:style-name="gr25" draw:text-style-name="P9" draw:layer="layout" svg:width="0.261cm" svg:height="0.424cm" svg:x="21.394cm" svg:y="8.612cm" svg:viewBox="0 0 262 425" draw:points="0,425 0,141 262,0 262,283">
                <text:p/>
              </draw:polygon>
              <draw:polygon draw:style-name="gr26" draw:text-style-name="P10" draw:layer="layout" svg:width="0.261cm" svg:height="0.424cm" svg:x="21.131cm" svg:y="8.612cm" svg:viewBox="0 0 262 425" draw:points="0,283 0,0 262,141 262,425">
                <text:p/>
              </draw:polygon>
              <draw:polygon draw:style-name="gr27" draw:text-style-name="P11" draw:layer="layout" svg:width="0.523cm" svg:height="0.282cm" svg:x="21.131cm" svg:y="8.471cm" svg:viewBox="0 0 524 283" draw:points="262,283 0,141 262,0 524,141">
                <text:p/>
              </draw:polygon>
            </draw:g>
            <draw:g draw:style-name="gr4">
              <draw:polygon draw:style-name="gr28" draw:text-style-name="P9" draw:layer="layout" svg:width="0.261cm" svg:height="0.424cm" svg:x="22.181cm" svg:y="8.612cm" svg:viewBox="0 0 262 425" draw:points="0,425 0,141 262,0 262,283">
                <text:p/>
              </draw:polygon>
              <draw:polygon draw:style-name="gr29" draw:text-style-name="P10" draw:layer="layout" svg:width="0.261cm" svg:height="0.424cm" svg:x="21.919cm" svg:y="8.612cm" svg:viewBox="0 0 262 425" draw:points="0,283 0,0 262,141 262,425">
                <text:p/>
              </draw:polygon>
              <draw:polygon draw:style-name="gr30" draw:text-style-name="P11" draw:layer="layout" svg:width="0.523cm" svg:height="0.282cm" svg:x="21.919cm" svg:y="8.471cm" svg:viewBox="0 0 524 283" draw:points="262,283 0,141 262,0 524,141">
                <text:p/>
              </draw:polygon>
            </draw:g>
            <draw:g draw:style-name="gr4">
              <draw:polygon draw:style-name="gr31" draw:text-style-name="P9" draw:layer="layout" svg:width="0.261cm" svg:height="0.424cm" svg:x="21.787cm" svg:y="8.824cm" svg:viewBox="0 0 262 425" draw:points="0,425 0,141 262,0 262,283">
                <text:p/>
              </draw:polygon>
              <draw:polygon draw:style-name="gr32" draw:text-style-name="P10" draw:layer="layout" svg:width="0.261cm" svg:height="0.424cm" svg:x="21.525cm" svg:y="8.824cm" svg:viewBox="0 0 262 425" draw:points="0,283 0,0 262,141 262,425">
                <text:p/>
              </draw:polygon>
              <draw:polygon draw:style-name="gr33" draw:text-style-name="P11" draw:layer="layout" svg:width="0.523cm" svg:height="0.282cm" svg:x="21.525cm" svg:y="8.683cm" svg:viewBox="0 0 524 283" draw:points="262,283 0,141 262,0 524,141">
                <text:p/>
              </draw:polygon>
            </draw:g>
            <draw:g draw:style-name="gr4">
              <draw:polygon draw:style-name="gr34" draw:text-style-name="P9" draw:layer="layout" svg:width="0.261cm" svg:height="0.424cm" svg:x="22.181cm" svg:y="8.188cm" svg:viewBox="0 0 262 425" draw:points="0,425 0,141 262,0 262,283">
                <text:p/>
              </draw:polygon>
              <draw:polygon draw:style-name="gr35" draw:text-style-name="P10" draw:layer="layout" svg:width="0.261cm" svg:height="0.424cm" svg:x="21.919cm" svg:y="8.188cm" svg:viewBox="0 0 262 425" draw:points="0,283 0,0 262,141 262,425">
                <text:p/>
              </draw:polygon>
              <draw:polygon draw:style-name="gr36" draw:text-style-name="P11" draw:layer="layout" svg:width="0.523cm" svg:height="0.282cm" svg:x="21.919cm" svg:y="8.046cm" svg:viewBox="0 0 524 283" draw:points="262,283 0,141 262,0 524,141">
                <text:p/>
              </draw:polygon>
            </draw:g>
            <draw:g draw:style-name="gr4">
              <draw:polygon draw:style-name="gr37" draw:text-style-name="P9" draw:layer="layout" svg:width="0.261cm" svg:height="0.424cm" svg:x="21.394cm" svg:y="8.188cm" svg:viewBox="0 0 262 425" draw:points="0,425 0,141 262,0 262,283">
                <text:p/>
              </draw:polygon>
              <draw:polygon draw:style-name="gr38" draw:text-style-name="P10" draw:layer="layout" svg:width="0.261cm" svg:height="0.424cm" svg:x="21.131cm" svg:y="8.188cm" svg:viewBox="0 0 262 425" draw:points="0,283 0,0 262,141 262,425">
                <text:p/>
              </draw:polygon>
              <draw:polygon draw:style-name="gr39" draw:text-style-name="P11" draw:layer="layout" svg:width="0.523cm" svg:height="0.282cm" svg:x="21.131cm" svg:y="8.046cm" svg:viewBox="0 0 524 283" draw:points="262,283 0,141 262,0 524,141">
                <text:p/>
              </draw:polygon>
            </draw:g>
            <draw:g draw:style-name="gr4">
              <draw:polygon draw:style-name="gr40" draw:text-style-name="P9" draw:layer="layout" svg:width="0.261cm" svg:height="0.424cm" svg:x="21.787cm" svg:y="8.4cm" svg:viewBox="0 0 262 425" draw:points="0,425 0,141 262,0 262,283">
                <text:p/>
              </draw:polygon>
              <draw:polygon draw:style-name="gr41" draw:text-style-name="P10" draw:layer="layout" svg:width="0.261cm" svg:height="0.424cm" svg:x="21.525cm" svg:y="8.4cm" svg:viewBox="0 0 262 425" draw:points="0,283 0,0 262,141 262,425">
                <text:p/>
              </draw:polygon>
              <draw:polygon draw:style-name="gr42" draw:text-style-name="P11" draw:layer="layout" svg:width="0.523cm" svg:height="0.282cm" svg:x="21.525cm" svg:y="8.259cm" svg:viewBox="0 0 524 283" draw:points="262,283 0,141 262,0 524,141">
                <text:p/>
              </draw:polygon>
            </draw:g>
            <draw:polygon draw:style-name="gr43" draw:text-style-name="P8" draw:layer="layout" svg:width="1.31cm" svg:height="1.414cm" svg:x="21.131cm" svg:y="7.834cm" svg:viewBox="0 0 1311 1415" draw:points="0,1061 0,778 131,707 0,637 0,354 262,212 394,283 394,141 656,0 918,141 918,283 1049,212 1311,354 1311,637 1181,707 1311,778 1311,1061 1049,1203 918,1132 918,1273 656,1415 394,1273 394,1132 262,1203">
              <text:p/>
            </draw:polygon>
          </draw:g>
        </draw:g>
        <draw:g draw:style-name="gr2">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44" draw:text-style-name="P2" draw:layer="layout" svg:width="1.057cm" svg:height="0.646cm" svg:x="10.884cm" svg:y="19.589cm" svg:viewBox="0 0 1058 647" svg:d="M0 647c264 0 1058-173 1058-345 0-173-384-302-577-302 0 129-481 474-481 647z">
            <text:p/>
          </draw:path>
          <draw:g draw:style-name="gr4">
            <draw:polygon draw:style-name="gr45" draw:text-style-name="P12" draw:layer="layout" svg:width="2.884cm" svg:height="3.02cm" svg:x="8cm" svg:y="17.215cm" svg:viewBox="0 0 2885 3021" draw:points="0,1726 0,0 2885,1294 2885,3021">
              <text:p/>
            </draw:polygon>
            <draw:line draw:style-name="gr46" draw:text-style-name="P6" draw:layer="layout" svg:x1="8cm" svg:y1="18.51cm" svg:x2="10.885cm" svg:y2="19.804cm">
              <text:p/>
            </draw:line>
            <draw:line draw:style-name="gr47" draw:text-style-name="P6" draw:layer="layout" svg:x1="8cm" svg:y1="18.079cm" svg:x2="10.885cm" svg:y2="19.373cm">
              <text:p/>
            </draw:line>
            <draw:line draw:style-name="gr48" draw:text-style-name="P6" draw:layer="layout" svg:x1="8cm" svg:y1="17.647cm" svg:x2="10.885cm" svg:y2="18.941cm">
              <text:p/>
            </draw:line>
            <draw:line draw:style-name="gr49" draw:text-style-name="P6" draw:layer="layout" svg:x1="8.961cm" svg:y1="18.51cm" svg:x2="8.961cm" svg:y2="18.942cm">
              <text:p/>
            </draw:line>
            <draw:line draw:style-name="gr50" draw:text-style-name="P6" draw:layer="layout" svg:x1="9.923cm" svg:y1="18.079cm" svg:x2="9.923cm" svg:y2="18.511cm">
              <text:p/>
            </draw:line>
            <draw:line draw:style-name="gr51" draw:text-style-name="P6" draw:layer="layout" svg:x1="10.404cm" svg:y1="19.589cm" svg:x2="10.404cm" svg:y2="20.021cm">
              <text:p/>
            </draw:line>
            <draw:line draw:style-name="gr52" draw:text-style-name="P6" draw:layer="layout" svg:x1="9.443cm" svg:y1="19.157cm" svg:x2="9.443cm" svg:y2="19.589cm">
              <text:p/>
            </draw:line>
            <draw:line draw:style-name="gr53" draw:text-style-name="P6" draw:layer="layout" svg:x1="8.481cm" svg:y1="18.726cm" svg:x2="8.481cm" svg:y2="19.158cm">
              <text:p/>
            </draw:line>
            <draw:line draw:style-name="gr54" draw:text-style-name="P6" draw:layer="layout" svg:x1="8.961cm" svg:y1="17.647cm" svg:x2="8.961cm" svg:y2="18.079cm">
              <text:p/>
            </draw:line>
            <draw:line draw:style-name="gr55" draw:text-style-name="P6" draw:layer="layout" svg:x1="9.443cm" svg:y1="18.294cm" svg:x2="9.443cm" svg:y2="18.726cm">
              <text:p/>
            </draw:line>
            <draw:line draw:style-name="gr56" draw:text-style-name="P6" draw:layer="layout" svg:x1="9.923cm" svg:y1="18.942cm" svg:x2="9.923cm" svg:y2="19.374cm">
              <text:p/>
            </draw:line>
            <draw:line draw:style-name="gr57" draw:text-style-name="P6" draw:layer="layout" svg:x1="10.404cm" svg:y1="18.726cm" svg:x2="10.404cm" svg:y2="19.158cm">
              <text:p/>
            </draw:line>
            <draw:line draw:style-name="gr58" draw:text-style-name="P6" draw:layer="layout" svg:x1="8.481cm" svg:y1="17.862cm" svg:x2="8.481cm" svg:y2="18.294cm">
              <text:p/>
            </draw:line>
            <draw:polygon draw:style-name="gr59" draw:text-style-name="P13" draw:layer="layout" svg:width="0.48cm" svg:height="1.941cm" svg:x="10.884cm" svg:y="18.294cm" svg:viewBox="0 0 481 1942" draw:points="0,1942 0,215 481,0 481,1726">
              <text:p/>
            </draw:polygon>
            <draw:polygon draw:style-name="gr60" draw:text-style-name="P14" draw:layer="layout" svg:width="3.364cm" svg:height="1.509cm" svg:x="8cm" svg:y="17cm" svg:viewBox="0 0 3365 1510" draw:points="2885,1510 0,215 481,0 3365,1294">
              <text:p/>
            </draw:polygon>
            <draw:line draw:style-name="gr61" draw:text-style-name="P6" draw:layer="layout" svg:x1="9.923cm" svg:y1="18.077cm" svg:x2="10.404cm" svg:y2="17.862cm">
              <text:p/>
            </draw:line>
            <draw:line draw:style-name="gr62" draw:text-style-name="P6" draw:layer="layout" svg:x1="10.884cm" svg:y1="18.941cm" svg:x2="11.365cm" svg:y2="18.726cm">
              <text:p/>
            </draw:line>
            <draw:line draw:style-name="gr63" draw:text-style-name="P6" draw:layer="layout" svg:x1="10.884cm" svg:y1="19.372cm" svg:x2="11.365cm" svg:y2="19.157cm">
              <text:p/>
            </draw:line>
            <draw:line draw:style-name="gr64" draw:text-style-name="P6" draw:layer="layout" svg:x1="10.884cm" svg:y1="19.804cm" svg:x2="11.365cm" svg:y2="19.589cm">
              <text:p/>
            </draw:line>
            <draw:line draw:style-name="gr65" draw:text-style-name="P6" draw:layer="layout" svg:x1="8.961cm" svg:y1="17.647cm" svg:x2="9.442cm" svg:y2="17.432cm">
              <text:p/>
            </draw:line>
            <draw:polygon draw:style-name="gr66" draw:text-style-name="P8" draw:layer="layout" svg:width="3.364cm" svg:height="3.235cm" svg:x="8cm" svg:y="17cm" svg:viewBox="0 0 3365 3236" draw:points="481,0 3365,1294 3365,3021 2885,3236 0,1942 0,215">
              <text:p/>
            </draw:polygon>
          </draw:g>
        </draw:g>
        <draw:g draw:style-name="gr2" xml:id="id9" draw:id="id9">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7" draw:text-style-name="P2" draw:layer="layout" svg:width="1.83cm" svg:height="0.816cm" svg:x="8.037cm" svg:y="7.932cm" svg:viewBox="0 0 1831 817" svg:d="M0 817c419 0 1831-314 1831-566 0-251-154-251-306-251 0 189-1525 566-1525 817z">
            <text:p/>
          </draw:path>
          <draw:g draw:style-name="gr4">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8" draw:text-style-name="P15" draw:layer="layout" svg:width="1.524cm" svg:height="1.068cm" svg:x="8.037cm" svg:y="7.68cm" svg:viewBox="0 0 1525 1069" draw:points="0,1069 0,629 1525,0 1525,440">
              <text:p/>
            </draw:polygon>
            <draw:polygon draw:style-name="gr69" draw:text-style-name="P16" draw:layer="layout" svg:width="3.812cm" svg:height="1.571cm" svg:x="5.75cm" svg:y="6.737cm" svg:viewBox="0 0 3813 1572" draw:points="2288,1572 0,629 1525,0 3813,943">
              <text:p/>
            </draw:polygon>
            <draw:polygon draw:style-name="gr70" draw:text-style-name="P17" draw:layer="layout" svg:width="2.287cm" svg:height="1.383cm" svg:x="5.75cm" svg:y="7.365cm" svg:viewBox="0 0 2288 1384" draw:points="0,440 0,0 2288,943 2288,1384">
              <text:p/>
            </draw:polygon>
            <draw:polygon draw:style-name="gr71" draw:text-style-name="P8" draw:layer="layout" svg:width="3.812cm" svg:height="2.012cm" svg:x="5.75cm" svg:y="6.737cm" svg:viewBox="0 0 3813 2013" draw:points="0,1069 0,629 1525,0 3813,943 3813,1384 2288,2013">
              <text:p/>
            </draw:polygon>
            <draw:polygon draw:style-name="gr72" draw:text-style-name="P18" draw:layer="layout" svg:width="0.151cm" svg:height="0.25cm" svg:x="7.58cm" svg:y="8.246cm" svg:viewBox="0 0 152 251" draw:points="0,189 0,0 152,63 152,251">
              <text:p/>
            </draw:polygon>
            <draw:polygon draw:style-name="gr73" draw:text-style-name="P19" draw:layer="layout" svg:width="0.151cm" svg:height="1.194cm" svg:x="7.427cm" svg:y="5.668cm" svg:viewBox="0 0 152 1195" draw:points="0,1132 0,0 152,0 152,1195">
              <text:p/>
            </draw:polygon>
            <draw:polygon draw:style-name="gr74" draw:text-style-name="P19" draw:layer="layout" svg:width="0.151cm" svg:height="1.194cm" svg:x="9.258cm" svg:y="6.422cm" svg:viewBox="0 0 152 1195" draw:points="0,1132 0,0 152,0 152,1195">
              <text:p/>
            </draw:polygon>
          </draw:g>
        </draw:g>
        <draw:g draw:style-name="gr2" xml:id="id10" draw:id="id10">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2cm" svg:y="-0.431cm"/>
          <draw:glue-point draw:id="24" svg:x="-1.894cm" svg:y="1.379cm"/>
          <draw:glue-point draw:id="25" svg:x="-0.168cm" svg:y="2.586cm"/>
          <draw:path draw:style-name="gr75" draw:text-style-name="P2" draw:layer="layout" svg:width="1.206cm" svg:height="0.915cm" svg:x="4.043cm" svg:y="11.834cm" svg:viewBox="0 0 1207 916" svg:d="M0 916c255 0 1207-305 1207-550 0-244-23-366-279-366 0 183-928 671-928 916z">
            <text:p/>
          </draw:path>
          <draw:g draw:style-name="gr4">
            <draw:polygon draw:style-name="gr76" draw:text-style-name="P17" draw:layer="layout" svg:width="2.042cm" svg:height="1.831cm" svg:x="2cm" svg:y="10.918cm" svg:viewBox="0 0 2043 1832" draw:points="0,489 0,0 2043,1343 2043,1832">
              <text:p/>
            </draw:polygon>
            <draw:polygon draw:style-name="gr77" draw:text-style-name="P15" draw:layer="layout" svg:width="0.927cm" svg:height="1.098cm" svg:x="4.043cm" svg:y="11.651cm" svg:viewBox="0 0 928 1099" draw:points="0,1099 0,611 928,0 928,489">
              <text:p/>
            </draw:polygon>
            <draw:polygon draw:style-name="gr78" draw:text-style-name="P16" draw:layer="layout" svg:width="2.971cm" svg:height="1.953cm" svg:x="2cm" svg:y="10.307cm" svg:viewBox="0 0 2972 1954" draw:points="2043,1954 0,611 928,0 2972,1343">
              <text:p/>
            </draw:polygon>
            <draw:polygon draw:style-name="gr79" draw:text-style-name="P7" draw:layer="layout" svg:width="0.185cm" svg:height="0.365cm" svg:x="3.764cm" svg:y="12.2cm" svg:viewBox="0 0 186 366" draw:points="0,244 0,0 186,122 186,366">
              <text:p/>
            </draw:polygon>
            <draw:polygon draw:style-name="gr80" draw:text-style-name="P8" draw:layer="layout" svg:width="2.971cm" svg:height="2.442cm" svg:x="2cm" svg:y="10.307cm" svg:viewBox="0 0 2972 2443" draw:points="0,1099 0,611 928,0 2972,1343 2972,1832 2043,2443">
              <text:p/>
            </draw:polygon>
            <draw:polygon draw:style-name="gr81" draw:text-style-name="P20" draw:layer="layout" svg:width="0.092cm" svg:height="0.182cm" svg:x="2.186cm" svg:y="11.223cm" svg:viewBox="0 0 93 183" draw:points="0,122 0,0 93,61 93,183">
              <text:p/>
            </draw:polygon>
            <draw:polygon draw:style-name="gr82" draw:text-style-name="P20" draw:layer="layout" svg:width="0.092cm" svg:height="0.182cm" svg:x="2.371cm" svg:y="11.345cm" svg:viewBox="0 0 93 183" draw:points="0,122 0,0 93,61 93,183">
              <text:p/>
            </draw:polygon>
            <draw:polygon draw:style-name="gr83" draw:text-style-name="P20" draw:layer="layout" svg:width="0.092cm" svg:height="0.182cm" svg:x="2.557cm" svg:y="11.468cm" svg:viewBox="0 0 93 183" draw:points="0,122 0,0 93,61 93,183">
              <text:p/>
            </draw:polygon>
            <draw:polygon draw:style-name="gr84" draw:text-style-name="P20" draw:layer="layout" svg:width="0.092cm" svg:height="0.182cm" svg:x="2.743cm" svg:y="11.59cm" svg:viewBox="0 0 93 183" draw:points="0,122 0,0 93,61 93,183">
              <text:p/>
            </draw:polygon>
            <draw:polygon draw:style-name="gr85" draw:text-style-name="P20" draw:layer="layout" svg:width="0.092cm" svg:height="0.182cm" svg:x="2.928cm" svg:y="11.712cm" svg:viewBox="0 0 93 183" draw:points="0,122 0,0 93,61 93,183">
              <text:p/>
            </draw:polygon>
            <draw:polygon draw:style-name="gr86" draw:text-style-name="P20" draw:layer="layout" svg:width="0.092cm" svg:height="0.182cm" svg:x="3.114cm" svg:y="11.834cm" svg:viewBox="0 0 93 183" draw:points="0,122 0,0 93,61 93,183">
              <text:p/>
            </draw:polygon>
            <draw:polygon draw:style-name="gr87" draw:text-style-name="P20" draw:layer="layout" svg:width="0.092cm" svg:height="0.182cm" svg:x="3.3cm" svg:y="11.956cm" svg:viewBox="0 0 93 183" draw:points="0,122 0,0 93,61 93,183">
              <text:p/>
            </draw:polygon>
            <draw:polygon draw:style-name="gr88" draw:text-style-name="P20" draw:layer="layout" svg:width="0.092cm" svg:height="0.182cm" svg:x="3.486cm" svg:y="12.078cm" svg:viewBox="0 0 93 183" draw:points="0,122 0,0 93,61 93,183">
              <text:p/>
            </draw:polygon>
          </draw:g>
        </draw:g>
        <draw:custom-shape draw:style-name="gr89" draw:text-style-name="P22" xml:id="id8" draw:id="id8" draw:layer="layout" svg:width="3.5cm" svg:height="3.25cm" svg:x="2cm" svg:y="1.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1">&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0" draw:text-style-name="P2" draw:layer="layout" svg:width="1.38cm" svg:height="0.677cm" svg:x="27.822cm" svg:y="3.299cm" svg:viewBox="0 0 1381 678" svg:d="M0 678c391 0 1004-214 1268-355s0-323-133-323z">
            <text:p/>
          </draw:path>
          <draw:g draw:style-name="gr4">
            <draw:polygon draw:style-name="gr91" draw:text-style-name="P3" draw:layer="layout" svg:width="0.8cm" svg:height="1.677cm" svg:x="27.021cm" svg:y="2.298cm" svg:viewBox="0 0 801 1678" draw:points="0,1291 0,0 801,387 801,1678">
              <text:p/>
            </draw:polygon>
            <draw:polygon draw:style-name="gr92" draw:text-style-name="P4" draw:layer="layout" svg:width="1.134cm" svg:height="1.838cm" svg:x="27.822cm" svg:y="2.137cm" svg:viewBox="0 0 1135 1839" draw:points="0,1839 0,548 1135,0 1135,1291">
              <text:p/>
            </draw:polygon>
            <draw:polygon draw:style-name="gr93" draw:text-style-name="P5" draw:layer="layout" svg:width="1.935cm" svg:height="0.935cm" svg:x="27.021cm" svg:y="1.75cm" svg:viewBox="0 0 1936 936" draw:points="801,936 0,548 1135,0 1936,387">
              <text:p/>
            </draw:polygon>
            <draw:polygon draw:style-name="gr94" draw:text-style-name="P8" draw:layer="layout" svg:width="1.935cm" svg:height="2.225cm" svg:x="27.021cm" svg:y="1.75cm" svg:viewBox="0 0 1936 2226" draw:points="0,1839 0,548 1135,0 1936,387 1936,1678 801,2226">
              <text:p/>
            </draw:polygon>
            <draw:line draw:style-name="gr95" draw:text-style-name="P6" draw:layer="layout" svg:x1="27.688cm" svg:y1="3.653cm" svg:x2="27.154cm" svg:y2="3.395cm">
              <text:p/>
            </draw:line>
            <draw:line draw:style-name="gr96" draw:text-style-name="P6" draw:layer="layout" svg:x1="27.688cm" svg:y1="3.783cm" svg:x2="27.154cm" svg:y2="3.525cm">
              <text:p/>
            </draw:line>
            <draw:line draw:style-name="gr97" draw:text-style-name="P6" draw:layer="layout" svg:x1="27.688cm" svg:y1="3.718cm" svg:x2="27.154cm" svg:y2="3.46cm">
              <text:p/>
            </draw:line>
            <draw:polyline draw:style-name="gr98" draw:text-style-name="P6" draw:layer="layout" svg:width="0.666cm" svg:height="0.386cm" svg:x="27.087cm" svg:y="2.492cm" svg:viewBox="0 0 667 387" draw:points="667,387 0,65 0,0">
              <text:p/>
            </draw:polyline>
            <draw:polyline draw:style-name="gr99" draw:text-style-name="P6" draw:layer="layout" svg:width="0.655cm" svg:height="0.388cm" svg:x="27.099cm" svg:y="2.491cm" svg:viewBox="0 0 656 389" draw:points="656,389 656,324 0,0">
              <text:p/>
            </draw:polyline>
            <draw:polygon draw:style-name="gr100" draw:text-style-name="P7" draw:layer="layout" svg:width="0.077cm" svg:height="0.113cm" svg:x="27.334cm" svg:y="3.136cm" svg:viewBox="0 0 78 114" draw:points="0,76 0,0 78,38 78,114">
              <text:p/>
            </draw:polygon>
            <draw:line draw:style-name="gr101" draw:text-style-name="P6" draw:layer="layout" svg:x1="27.688cm" svg:y1="3.589cm" svg:x2="27.154cm" svg:y2="3.331cm">
              <text:p/>
            </draw:line>
          </draw:g>
        </draw:g>
        <draw:g draw:style-name="gr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2" draw:text-style-name="P2" draw:layer="layout" svg:width="2.98cm" svg:height="1.7cm" svg:x="29.769cm" svg:y="18.299cm" svg:viewBox="0 0 2981 1701" svg:d="M2 1701c248 0 2979-1057 2979-1379s-384-322-632-322c0 138-2437 689-2347 1701z">
              <text:p/>
            </draw:path>
            <draw:g draw:style-name="gr4">
              <draw:polygon draw:style-name="gr103" draw:text-style-name="P3" draw:layer="layout" svg:width="3.158cm" svg:height="2.527cm" svg:x="26.431cm" svg:y="17.379cm" svg:viewBox="0 0 3159 2528" draw:points="0,920 0,0 3159,1609 3159,2528">
                <text:p/>
              </draw:polygon>
              <draw:polygon draw:style-name="gr104" draw:text-style-name="P4" draw:layer="layout" svg:width="2.707cm" svg:height="2.298cm" svg:x="29.59cm" svg:y="17.609cm" svg:viewBox="0 0 2708 2299" draw:points="0,2299 0,1379 2708,0 2708,920">
                <text:p/>
              </draw:polygon>
              <draw:polygon draw:style-name="gr105" draw:text-style-name="P5" draw:layer="layout" svg:width="5.867cm" svg:height="2.987cm" svg:x="26.431cm" svg:y="16cm" svg:viewBox="0 0 5868 2988" draw:points="3159,2988 0,1379 2708,0 5868,1609">
                <text:p/>
              </draw:polygon>
              <draw:line draw:style-name="gr106" draw:text-style-name="P6" draw:layer="layout" svg:x1="27.514cm" svg:y1="18.115cm" svg:x2="27.514cm" svg:y2="18.667cm">
                <text:p/>
              </draw:line>
              <draw:line draw:style-name="gr107" draw:text-style-name="P6" draw:layer="layout" svg:x1="29.501cm" svg:y1="19.292cm" svg:x2="28.056cm" svg:y2="18.556cm">
                <text:p/>
              </draw:line>
              <draw:line draw:style-name="gr108" draw:text-style-name="P6" draw:layer="layout" svg:x1="28.047cm" svg:y1="18.391cm" svg:x2="28.047cm" svg:y2="18.575cm">
                <text:p/>
              </draw:line>
              <draw:line draw:style-name="gr109" draw:text-style-name="P6" draw:layer="layout" svg:x1="29.492cm" svg:y1="19.127cm" svg:x2="29.492cm" svg:y2="19.311cm">
                <text:p/>
              </draw:line>
              <draw:line draw:style-name="gr110" draw:text-style-name="P6" draw:layer="layout" svg:x1="29.492cm" svg:y1="19.127cm" svg:x2="28.047cm" svg:y2="18.391cm">
                <text:p/>
              </draw:line>
              <draw:polygon draw:style-name="gr111" draw:text-style-name="P7" draw:layer="layout" svg:width="0.18cm" svg:height="0.275cm" svg:x="27.695cm" svg:y="18.207cm" svg:viewBox="0 0 181 276" draw:points="0,184 0,0 181,92 181,276">
                <text:p/>
              </draw:polygon>
              <draw:line draw:style-name="gr112" draw:text-style-name="P6" draw:layer="layout" svg:x1="27.333cm" svg:y1="18.023cm" svg:x2="27.333cm" svg:y2="18.575cm">
                <text:p/>
              </draw:line>
              <draw:line draw:style-name="gr113" draw:text-style-name="P6" draw:layer="layout" svg:x1="27.153cm" svg:y1="17.931cm" svg:x2="27.153cm" svg:y2="18.483cm">
                <text:p/>
              </draw:line>
              <draw:line draw:style-name="gr114" draw:text-style-name="P6" draw:layer="layout" svg:x1="26.972cm" svg:y1="17.839cm" svg:x2="26.972cm" svg:y2="18.391cm">
                <text:p/>
              </draw:line>
              <draw:line draw:style-name="gr115" draw:text-style-name="P6" draw:layer="layout" svg:x1="26.792cm" svg:y1="17.747cm" svg:x2="26.792cm" svg:y2="18.299cm">
                <text:p/>
              </draw:line>
              <draw:line draw:style-name="gr116" draw:text-style-name="P6" draw:layer="layout" svg:x1="26.611cm" svg:y1="17.655cm" svg:x2="26.611cm" svg:y2="18.207cm">
                <text:p/>
              </draw:line>
              <draw:polygon draw:style-name="gr117" draw:text-style-name="P3" draw:layer="layout" svg:width="0.18cm" svg:height="1.011cm" svg:x="26.25cm" svg:y="17.287cm" svg:viewBox="0 0 181 1012" draw:points="0,920 0,0 181,92 181,1012">
                <text:p/>
              </draw:polygon>
              <draw:polygon draw:style-name="gr118" draw:text-style-name="P3" draw:layer="layout" svg:width="0.18cm" svg:height="1.011cm" svg:x="29.59cm" svg:y="18.988cm" svg:viewBox="0 0 181 1012" draw:points="0,920 0,0 181,92 181,1012">
                <text:p/>
              </draw:polygon>
              <draw:polygon draw:style-name="gr119" draw:text-style-name="P8" draw:layer="layout" svg:width="6.048cm" svg:height="3.999cm" svg:x="26.25cm" svg:y="16cm" svg:viewBox="0 0 6049 4000" draw:points="0,2207 0,1287 181,1379 2888,0 6049,1609 6049,2528 3520,3816 3520,4000">
                <text:p/>
              </draw:polygon>
            </draw:g>
          </draw:g>
          <draw:g draw:style-name="gr2">
            <draw:custom-shape draw:style-name="gr120" draw:text-style-name="P23" draw:layer="layout" svg:width="0.877cm" svg:height="1.143cm" svg:x="30.583cm" svg:y="18.62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1" draw:text-style-name="P24" draw:layer="layout" svg:width="0.877cm" svg:height="0.362cm" svg:x="30.583cm" svg:y="1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style-name="gr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2" draw:text-style-name="P2" draw:layer="layout" svg:width="2.939cm" svg:height="1.806cm" svg:x="25.559cm" svg:y="20.192cm" svg:viewBox="0 0 2940 1807" svg:d="M2 1807c244 0 2938-1123 2938-1465s-378-342-623-342c0 146-2404 732-2315 1807z">
              <text:p/>
            </draw:path>
            <draw:g draw:style-name="gr4">
              <draw:polygon draw:style-name="gr123" draw:text-style-name="P3" draw:layer="layout" svg:width="3.115cm" svg:height="2.685cm" svg:x="22.267cm" svg:y="19.215cm" svg:viewBox="0 0 3116 2686" draw:points="0,977 0,0 3116,1710 3116,2686">
                <text:p/>
              </draw:polygon>
              <draw:polygon draw:style-name="gr124" draw:text-style-name="P4" draw:layer="layout" svg:width="2.67cm" svg:height="2.441cm" svg:x="25.383cm" svg:y="19.46cm" svg:viewBox="0 0 2671 2442" draw:points="0,2442 0,1465 2671,0 2671,977">
                <text:p/>
              </draw:polygon>
              <draw:polygon draw:style-name="gr125" draw:text-style-name="P5" draw:layer="layout" svg:width="5.787cm" svg:height="3.173cm" svg:x="22.267cm" svg:y="17.75cm" svg:viewBox="0 0 5788 3174" draw:points="3116,3174 0,1465 2671,0 5788,1710">
                <text:p/>
              </draw:polygon>
              <draw:line draw:style-name="gr126" draw:text-style-name="P6" draw:layer="layout" svg:x1="23.336cm" svg:y1="19.996cm" svg:x2="23.336cm" svg:y2="20.582cm">
                <text:p/>
              </draw:line>
              <draw:line draw:style-name="gr127" draw:text-style-name="P6" draw:layer="layout" svg:x1="25.295cm" svg:y1="21.248cm" svg:x2="23.87cm" svg:y2="20.466cm">
                <text:p/>
              </draw:line>
              <draw:line draw:style-name="gr128" draw:text-style-name="P6" draw:layer="layout" svg:x1="23.862cm" svg:y1="20.29cm" svg:x2="23.862cm" svg:y2="20.485cm">
                <text:p/>
              </draw:line>
              <draw:line draw:style-name="gr129" draw:text-style-name="P6" draw:layer="layout" svg:x1="25.287cm" svg:y1="21.071cm" svg:x2="25.287cm" svg:y2="21.266cm">
                <text:p/>
              </draw:line>
              <draw:line draw:style-name="gr130" draw:text-style-name="P6" draw:layer="layout" svg:x1="25.287cm" svg:y1="21.072cm" svg:x2="23.862cm" svg:y2="20.29cm">
                <text:p/>
              </draw:line>
              <draw:polygon draw:style-name="gr131" draw:text-style-name="P7" draw:layer="layout" svg:width="0.177cm" svg:height="0.292cm" svg:x="23.514cm" svg:y="20.094cm" svg:viewBox="0 0 178 293" draw:points="0,195 0,0 178,98 178,293">
                <text:p/>
              </draw:polygon>
              <draw:line draw:style-name="gr132" draw:text-style-name="P6" draw:layer="layout" svg:x1="23.158cm" svg:y1="19.899cm" svg:x2="23.158cm" svg:y2="20.485cm">
                <text:p/>
              </draw:line>
              <draw:line draw:style-name="gr133" draw:text-style-name="P6" draw:layer="layout" svg:x1="22.98cm" svg:y1="19.801cm" svg:x2="22.98cm" svg:y2="20.387cm">
                <text:p/>
              </draw:line>
              <draw:line draw:style-name="gr134" draw:text-style-name="P6" draw:layer="layout" svg:x1="22.801cm" svg:y1="19.703cm" svg:x2="22.801cm" svg:y2="20.289cm">
                <text:p/>
              </draw:line>
              <draw:line draw:style-name="gr135" draw:text-style-name="P6" draw:layer="layout" svg:x1="22.623cm" svg:y1="19.606cm" svg:x2="22.623cm" svg:y2="20.192cm">
                <text:p/>
              </draw:line>
              <draw:line draw:style-name="gr136" draw:text-style-name="P6" draw:layer="layout" svg:x1="22.445cm" svg:y1="19.508cm" svg:x2="22.445cm" svg:y2="20.094cm">
                <text:p/>
              </draw:line>
              <draw:polygon draw:style-name="gr137" draw:text-style-name="P3" draw:layer="layout" svg:width="0.177cm" svg:height="1.074cm" svg:x="22.089cm" svg:y="19.117cm" svg:viewBox="0 0 178 1075" draw:points="0,977 0,0 178,98 178,1075">
                <text:p/>
              </draw:polygon>
              <draw:polygon draw:style-name="gr138" draw:text-style-name="P3" draw:layer="layout" svg:width="0.177cm" svg:height="1.074cm" svg:x="25.383cm" svg:y="20.924cm" svg:viewBox="0 0 178 1075" draw:points="0,977 0,0 178,98 178,1075">
                <text:p/>
              </draw:polygon>
              <draw:polygon draw:style-name="gr139" draw:text-style-name="P8" draw:layer="layout" svg:width="5.965cm" svg:height="4.248cm" svg:x="22.089cm" svg:y="17.75cm" svg:viewBox="0 0 5966 4249" draw:points="0,2344 0,1367 178,1465 2849,0 5966,1710 5966,2686 3472,4054 3472,4249">
                <text:p/>
              </draw:polygon>
            </draw:g>
          </draw:g>
          <draw:g draw:style-name="gr4">
            <draw:polygon draw:style-name="gr140" draw:text-style-name="P25" draw:layer="layout" svg:width="0.941cm" svg:height="1.163cm" svg:x="26.433cm" svg:y="20.836cm" svg:viewBox="0 0 942 1164" draw:points="0,646 0,0 648,356 707,259 942,388 942,1164">
              <text:p/>
            </draw:polygon>
            <draw:polygon draw:style-name="gr141" draw:text-style-name="P26" draw:layer="layout" svg:width="1.059cm" svg:height="1.098cm" svg:x="26.315cm" svg:y="20.901cm" svg:viewBox="0 0 1060 1099" draw:points="118,582 0,0 942,517 1060,1099">
              <text:p/>
            </draw:polygon>
            <draw:polygon draw:style-name="gr142" draw:text-style-name="P26" draw:layer="layout" svg:width="1.177cm" svg:height="1.001cm" svg:x="26.198cm" svg:y="20.997cm" svg:viewBox="0 0 1178 1002" draw:points="236,485 0,0 942,517 1178,1002">
              <text:p/>
            </draw:polygon>
            <draw:polygon draw:style-name="gr143" draw:text-style-name="P25" draw:layer="layout" svg:width="1.236cm" svg:height="0.871cm" svg:x="26.138cm" svg:y="21.127cm" svg:viewBox="0 0 1237 872" draw:points="295,356 0,0 884,452 1237,872">
              <text:p/>
            </draw:polygon>
            <draw:polygon draw:style-name="gr144" draw:text-style-name="P8" draw:layer="layout" svg:width="1.236cm" svg:height="1.163cm" svg:x="26.138cm" svg:y="20.836cm" svg:viewBox="0 0 1237 1164" draw:points="295,129 295,0 942,356 1002,259 1237,388 1237,1164 295,646 0,290 164,372 59,162 211,246 177,64">
              <text:p/>
            </draw:polygon>
          </draw:g>
        </draw:g>
        <draw:g draw:style-name="gr2"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2" draw:layer="layout" svg:width="1.38cm" svg:height="0.677cm" svg:x="29.907cm" svg:y="4.668cm" svg:viewBox="0 0 1381 678" svg:d="M0 678c391 0 1004-214 1268-355s0-323-133-323z">
            <text:p/>
          </draw:path>
          <draw:g draw:style-name="gr4">
            <draw:polygon draw:style-name="gr146" draw:text-style-name="P3" draw:layer="layout" svg:width="0.8cm" svg:height="1.677cm" svg:x="29.106cm" svg:y="3.667cm" svg:viewBox="0 0 801 1678" draw:points="0,1291 0,0 801,387 801,1678">
              <text:p/>
            </draw:polygon>
            <draw:polygon draw:style-name="gr147" draw:text-style-name="P4" draw:layer="layout" svg:width="1.134cm" svg:height="1.838cm" svg:x="29.907cm" svg:y="3.506cm" svg:viewBox="0 0 1135 1839" draw:points="0,1839 0,548 1135,0 1135,1291">
              <text:p/>
            </draw:polygon>
            <draw:polygon draw:style-name="gr148" draw:text-style-name="P5" draw:layer="layout" svg:width="1.935cm" svg:height="0.935cm" svg:x="29.106cm" svg:y="3.119cm" svg:viewBox="0 0 1936 936" draw:points="801,936 0,548 1135,0 1936,387">
              <text:p/>
            </draw:polygon>
            <draw:polygon draw:style-name="gr149" draw:text-style-name="P8" draw:layer="layout" svg:width="1.935cm" svg:height="2.225cm" svg:x="29.106cm" svg:y="3.119cm" svg:viewBox="0 0 1936 2226" draw:points="0,1839 0,548 1135,0 1936,387 1936,1678 801,2226">
              <text:p/>
            </draw:polygon>
            <draw:line draw:style-name="gr150" draw:text-style-name="P6" draw:layer="layout" svg:x1="29.773cm" svg:y1="5.022cm" svg:x2="29.239cm" svg:y2="4.764cm">
              <text:p/>
            </draw:line>
            <draw:line draw:style-name="gr151" draw:text-style-name="P6" draw:layer="layout" svg:x1="29.773cm" svg:y1="5.151cm" svg:x2="29.239cm" svg:y2="4.893cm">
              <text:p/>
            </draw:line>
            <draw:line draw:style-name="gr152" draw:text-style-name="P6" draw:layer="layout" svg:x1="29.773cm" svg:y1="5.087cm" svg:x2="29.239cm" svg:y2="4.829cm">
              <text:p/>
            </draw:line>
            <draw:polyline draw:style-name="gr153" draw:text-style-name="P6" draw:layer="layout" svg:width="0.666cm" svg:height="0.386cm" svg:x="29.172cm" svg:y="3.861cm" svg:viewBox="0 0 667 387" draw:points="667,387 0,65 0,0">
              <text:p/>
            </draw:polyline>
            <draw:polyline draw:style-name="gr154" draw:text-style-name="P6" draw:layer="layout" svg:width="0.655cm" svg:height="0.388cm" svg:x="29.184cm" svg:y="3.86cm" svg:viewBox="0 0 656 389" draw:points="656,389 656,324 0,0">
              <text:p/>
            </draw:polyline>
            <draw:polygon draw:style-name="gr155" draw:text-style-name="P7" draw:layer="layout" svg:width="0.077cm" svg:height="0.113cm" svg:x="29.419cm" svg:y="4.505cm" svg:viewBox="0 0 78 114" draw:points="0,76 0,0 78,38 78,114">
              <text:p/>
            </draw:polygon>
            <draw:line draw:style-name="gr156" draw:text-style-name="P6" draw:layer="layout" svg:x1="29.773cm" svg:y1="4.958cm" svg:x2="29.239cm" svg:y2="4.7cm">
              <text:p/>
            </draw:line>
          </draw:g>
        </draw:g>
        <draw:g draw:style-name="gr2" xml:id="id6" draw:id="id6">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57" draw:text-style-name="P2" draw:layer="layout" svg:width="1.265cm" svg:height="0.836cm" svg:x="38.234cm" svg:y="10.413cm" svg:viewBox="0 0 1266 837" svg:d="M0 837c358 0 920-264 1162-438 242-175 0-399-122-399z">
            <text:p/>
          </draw:path>
          <draw:g draw:style-name="gr4">
            <draw:polygon draw:style-name="gr158" draw:text-style-name="P3" draw:layer="layout" svg:width="0.733cm" svg:height="2.071cm" svg:x="37.5cm" svg:y="9.178cm" svg:viewBox="0 0 734 2072" draw:points="0,1594 0,0 734,478 734,2072">
              <text:p/>
            </draw:polygon>
            <draw:polygon draw:style-name="gr159" draw:text-style-name="P4" draw:layer="layout" svg:width="1.039cm" svg:height="2.271cm" svg:x="38.234cm" svg:y="8.978cm" svg:viewBox="0 0 1040 2272" draw:points="0,2272 0,678 1040,0 1040,1594">
              <text:p/>
            </draw:polygon>
            <draw:polygon draw:style-name="gr160" draw:text-style-name="P5" draw:layer="layout" svg:width="1.773cm" svg:height="1.155cm" svg:x="37.5cm" svg:y="8.5cm" svg:viewBox="0 0 1774 1156" draw:points="734,1156 0,678 1040,0 1774,478">
              <text:p/>
            </draw:polygon>
            <draw:polygon draw:style-name="gr161" draw:text-style-name="P8" draw:layer="layout" svg:width="1.773cm" svg:height="2.749cm" svg:x="37.5cm" svg:y="8.5cm" svg:viewBox="0 0 1774 2750" draw:points="0,2272 0,678 1040,0 1774,478 1774,2072 734,2750">
              <text:p/>
            </draw:polygon>
            <draw:line draw:style-name="gr162" draw:text-style-name="P6" draw:layer="layout" svg:x1="38.112cm" svg:y1="10.852cm" svg:x2="37.622cm" svg:y2="10.533cm">
              <text:p/>
            </draw:line>
            <draw:line draw:style-name="gr163" draw:text-style-name="P6" draw:layer="layout" svg:x1="38.112cm" svg:y1="11.011cm" svg:x2="37.622cm" svg:y2="10.692cm">
              <text:p/>
            </draw:line>
            <draw:line draw:style-name="gr164" draw:text-style-name="P6" draw:layer="layout" svg:x1="38.112cm" svg:y1="10.931cm" svg:x2="37.622cm" svg:y2="10.612cm">
              <text:p/>
            </draw:line>
            <draw:polyline draw:style-name="gr165" draw:text-style-name="P6" draw:layer="layout" svg:width="0.611cm" svg:height="0.477cm" svg:x="37.561cm" svg:y="9.417cm" svg:viewBox="0 0 612 478" draw:points="612,478 0,80 0,0">
              <text:p/>
            </draw:polyline>
            <draw:polyline draw:style-name="gr166" draw:text-style-name="P6" draw:layer="layout" svg:width="0.6cm" svg:height="0.479cm" svg:x="37.572cm" svg:y="9.415cm" svg:viewBox="0 0 601 480" draw:points="601,480 601,400 0,0">
              <text:p/>
            </draw:polyline>
            <draw:polygon draw:style-name="gr167" draw:text-style-name="P7" draw:layer="layout" svg:width="0.071cm" svg:height="0.14cm" svg:x="37.788cm" svg:y="10.212cm" svg:viewBox="0 0 72 141" draw:points="0,94 0,0 72,47 72,141">
              <text:p/>
            </draw:polygon>
            <draw:line draw:style-name="gr168" draw:text-style-name="P6" draw:layer="layout" svg:x1="38.112cm" svg:y1="10.772cm" svg:x2="37.622cm" svg:y2="10.453cm">
              <text:p/>
            </draw:line>
          </draw:g>
        </draw:g>
        <draw:g draw:style-name="gr2"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9" draw:text-style-name="P2" draw:layer="layout" svg:width="1.38cm" svg:height="0.677cm" svg:x="34.153cm" svg:y="7.281cm" svg:viewBox="0 0 1381 678" svg:d="M0 678c391 0 1004-214 1268-355s0-323-133-323z">
            <text:p/>
          </draw:path>
          <draw:g draw:style-name="gr4">
            <draw:polygon draw:style-name="gr170" draw:text-style-name="P3" draw:layer="layout" svg:width="0.8cm" svg:height="1.677cm" svg:x="33.352cm" svg:y="6.281cm" svg:viewBox="0 0 801 1678" draw:points="0,1291 0,0 801,387 801,1678">
              <text:p/>
            </draw:polygon>
            <draw:polygon draw:style-name="gr171" draw:text-style-name="P4" draw:layer="layout" svg:width="1.134cm" svg:height="1.838cm" svg:x="34.153cm" svg:y="6.119cm" svg:viewBox="0 0 1135 1839" draw:points="0,1839 0,548 1135,0 1135,1291">
              <text:p/>
            </draw:polygon>
            <draw:polygon draw:style-name="gr172" draw:text-style-name="P5" draw:layer="layout" svg:width="1.935cm" svg:height="0.935cm" svg:x="33.352cm" svg:y="5.732cm" svg:viewBox="0 0 1936 936" draw:points="801,936 0,548 1135,0 1936,387">
              <text:p/>
            </draw:polygon>
            <draw:polygon draw:style-name="gr173" draw:text-style-name="P8" draw:layer="layout" svg:width="1.935cm" svg:height="2.225cm" svg:x="33.352cm" svg:y="5.732cm" svg:viewBox="0 0 1936 2226" draw:points="0,1839 0,548 1135,0 1936,387 1936,1678 801,2226">
              <text:p/>
            </draw:polygon>
            <draw:line draw:style-name="gr174" draw:text-style-name="P6" draw:layer="layout" svg:x1="34.02cm" svg:y1="7.636cm" svg:x2="33.486cm" svg:y2="7.378cm">
              <text:p/>
            </draw:line>
            <draw:line draw:style-name="gr175" draw:text-style-name="P6" draw:layer="layout" svg:x1="34.02cm" svg:y1="7.765cm" svg:x2="33.486cm" svg:y2="7.507cm">
              <text:p/>
            </draw:line>
            <draw:line draw:style-name="gr176" draw:text-style-name="P6" draw:layer="layout" svg:x1="34.02cm" svg:y1="7.7cm" svg:x2="33.486cm" svg:y2="7.442cm">
              <text:p/>
            </draw:line>
            <draw:polyline draw:style-name="gr177" draw:text-style-name="P6" draw:layer="layout" svg:width="0.666cm" svg:height="0.386cm" svg:x="33.419cm" svg:y="6.474cm" svg:viewBox="0 0 667 387" draw:points="667,387 0,65 0,0">
              <text:p/>
            </draw:polyline>
            <draw:polyline draw:style-name="gr178" draw:text-style-name="P6" draw:layer="layout" svg:width="0.655cm" svg:height="0.388cm" svg:x="33.43cm" svg:y="6.473cm" svg:viewBox="0 0 656 389" draw:points="656,389 656,324 0,0">
              <text:p/>
            </draw:polyline>
            <draw:polygon draw:style-name="gr179" draw:text-style-name="P7" draw:layer="layout" svg:width="0.077cm" svg:height="0.113cm" svg:x="33.666cm" svg:y="7.118cm" svg:viewBox="0 0 78 114" draw:points="0,76 0,0 78,38 78,114">
              <text:p/>
            </draw:polygon>
            <draw:line draw:style-name="gr180" draw:text-style-name="P6" draw:layer="layout" svg:x1="34.02cm" svg:y1="7.571cm" svg:x2="33.486cm" svg:y2="7.313cm">
              <text:p/>
            </draw:line>
          </draw:g>
        </draw:g>
        <draw:g draw:style-name="gr2" xml:id="id7" draw:id="id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1" draw:text-style-name="P2" draw:layer="layout" svg:width="1.38cm" svg:height="0.677cm" svg:x="32.247cm" svg:y="5.589cm" svg:viewBox="0 0 1381 678" svg:d="M0 678c391 0 1004-214 1268-355s0-323-133-323z">
            <text:p/>
          </draw:path>
          <draw:g draw:style-name="gr4">
            <draw:polygon draw:style-name="gr182" draw:text-style-name="P3" draw:layer="layout" svg:width="0.8cm" svg:height="1.677cm" svg:x="31.446cm" svg:y="4.589cm" svg:viewBox="0 0 801 1678" draw:points="0,1291 0,0 801,387 801,1678">
              <text:p/>
            </draw:polygon>
            <draw:polygon draw:style-name="gr183" draw:text-style-name="P4" draw:layer="layout" svg:width="1.134cm" svg:height="1.838cm" svg:x="32.247cm" svg:y="4.428cm" svg:viewBox="0 0 1135 1839" draw:points="0,1839 0,548 1135,0 1135,1291">
              <text:p/>
            </draw:polygon>
            <draw:polygon draw:style-name="gr184" draw:text-style-name="P5" draw:layer="layout" svg:width="1.935cm" svg:height="0.935cm" svg:x="31.446cm" svg:y="4.041cm" svg:viewBox="0 0 1936 936" draw:points="801,936 0,548 1135,0 1936,387">
              <text:p/>
            </draw:polygon>
            <draw:polygon draw:style-name="gr185" draw:text-style-name="P8" draw:layer="layout" svg:width="1.935cm" svg:height="2.225cm" svg:x="31.446cm" svg:y="4.041cm" svg:viewBox="0 0 1936 2226" draw:points="0,1839 0,548 1135,0 1936,387 1936,1678 801,2226">
              <text:p/>
            </draw:polygon>
            <draw:line draw:style-name="gr186" draw:text-style-name="P6" draw:layer="layout" svg:x1="32.113cm" svg:y1="5.944cm" svg:x2="31.579cm" svg:y2="5.686cm">
              <text:p/>
            </draw:line>
            <draw:line draw:style-name="gr187" draw:text-style-name="P6" draw:layer="layout" svg:x1="32.113cm" svg:y1="6.073cm" svg:x2="31.579cm" svg:y2="5.815cm">
              <text:p/>
            </draw:line>
            <draw:line draw:style-name="gr188" draw:text-style-name="P6" draw:layer="layout" svg:x1="32.113cm" svg:y1="6.009cm" svg:x2="31.579cm" svg:y2="5.751cm">
              <text:p/>
            </draw:line>
            <draw:polyline draw:style-name="gr189" draw:text-style-name="P6" draw:layer="layout" svg:width="0.666cm" svg:height="0.386cm" svg:x="31.512cm" svg:y="4.783cm" svg:viewBox="0 0 667 387" draw:points="667,387 0,65 0,0">
              <text:p/>
            </draw:polyline>
            <draw:polyline draw:style-name="gr190" draw:text-style-name="P6" draw:layer="layout" svg:width="0.655cm" svg:height="0.388cm" svg:x="31.524cm" svg:y="4.781cm" svg:viewBox="0 0 656 389" draw:points="656,389 656,324 0,0">
              <text:p/>
            </draw:polyline>
            <draw:polygon draw:style-name="gr191" draw:text-style-name="P7" draw:layer="layout" svg:width="0.077cm" svg:height="0.113cm" svg:x="31.759cm" svg:y="5.427cm" svg:viewBox="0 0 78 114" draw:points="0,76 0,0 78,38 78,114">
              <text:p/>
            </draw:polygon>
            <draw:line draw:style-name="gr192" draw:text-style-name="P6" draw:layer="layout" svg:x1="32.113cm" svg:y1="5.88cm" svg:x2="31.579cm" svg:y2="5.622cm">
              <text:p/>
            </draw:line>
          </draw:g>
        </draw:g>
        <draw:g draw:style-name="gr2" xml:id="id5" draw:id="id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93" draw:text-style-name="P2" draw:layer="layout" svg:width="1.38cm" svg:height="0.677cm" svg:x="35.805cm" svg:y="8.779cm" svg:viewBox="0 0 1381 678" svg:d="M0 678c391 0 1004-214 1268-355s0-323-133-323z">
            <text:p/>
          </draw:path>
          <draw:g draw:style-name="gr4">
            <draw:polygon draw:style-name="gr194" draw:text-style-name="P3" draw:layer="layout" svg:width="0.8cm" svg:height="1.677cm" svg:x="35.004cm" svg:y="7.779cm" svg:viewBox="0 0 801 1678" draw:points="0,1291 0,0 801,387 801,1678">
              <text:p/>
            </draw:polygon>
            <draw:polygon draw:style-name="gr195" draw:text-style-name="P4" draw:layer="layout" svg:width="1.134cm" svg:height="1.838cm" svg:x="35.805cm" svg:y="7.617cm" svg:viewBox="0 0 1135 1839" draw:points="0,1839 0,548 1135,0 1135,1291">
              <text:p/>
            </draw:polygon>
            <draw:polygon draw:style-name="gr196" draw:text-style-name="P5" draw:layer="layout" svg:width="1.935cm" svg:height="0.935cm" svg:x="35.004cm" svg:y="7.23cm" svg:viewBox="0 0 1936 936" draw:points="801,936 0,548 1135,0 1936,387">
              <text:p/>
            </draw:polygon>
            <draw:polygon draw:style-name="gr197" draw:text-style-name="P8" draw:layer="layout" svg:width="1.935cm" svg:height="2.225cm" svg:x="35.004cm" svg:y="7.23cm" svg:viewBox="0 0 1936 2226" draw:points="0,1839 0,548 1135,0 1936,387 1936,1678 801,2226">
              <text:p/>
            </draw:polygon>
            <draw:line draw:style-name="gr198" draw:text-style-name="P6" draw:layer="layout" svg:x1="35.671cm" svg:y1="9.134cm" svg:x2="35.137cm" svg:y2="8.876cm">
              <text:p/>
            </draw:line>
            <draw:line draw:style-name="gr199" draw:text-style-name="P6" draw:layer="layout" svg:x1="35.671cm" svg:y1="9.263cm" svg:x2="35.137cm" svg:y2="9.005cm">
              <text:p/>
            </draw:line>
            <draw:line draw:style-name="gr200" draw:text-style-name="P6" draw:layer="layout" svg:x1="35.671cm" svg:y1="9.198cm" svg:x2="35.137cm" svg:y2="8.94cm">
              <text:p/>
            </draw:line>
            <draw:polyline draw:style-name="gr201" draw:text-style-name="P6" draw:layer="layout" svg:width="0.666cm" svg:height="0.386cm" svg:x="35.071cm" svg:y="7.972cm" svg:viewBox="0 0 667 387" draw:points="667,387 0,65 0,0">
              <text:p/>
            </draw:polyline>
            <draw:polyline draw:style-name="gr202" draw:text-style-name="P6" draw:layer="layout" svg:width="0.655cm" svg:height="0.388cm" svg:x="35.082cm" svg:y="7.971cm" svg:viewBox="0 0 656 389" draw:points="656,389 656,324 0,0">
              <text:p/>
            </draw:polyline>
            <draw:polygon draw:style-name="gr203" draw:text-style-name="P7" draw:layer="layout" svg:width="0.077cm" svg:height="0.113cm" svg:x="35.318cm" svg:y="8.616cm" svg:viewBox="0 0 78 114" draw:points="0,76 0,0 78,38 78,114">
              <text:p/>
            </draw:polygon>
            <draw:line draw:style-name="gr204" draw:text-style-name="P6" draw:layer="layout" svg:x1="35.671cm" svg:y1="9.069cm" svg:x2="35.137cm" svg:y2="8.811cm">
              <text:p/>
            </draw:line>
          </draw:g>
        </draw:g>
        <draw:connector draw:name="Connector 1" draw:style-name="gr205" draw:text-style-name="P1" draw:layer="layout" svg:x1="23.25cm" svg:y1="7.374cm" svg:x2="27.021cm" svg:y2="2.863cm" draw:start-shape="id1" draw:end-shape="id3" draw:end-glue-point="3" svg:d="M23250 7374h1876v-4511h1895" svg:viewBox="0 0 3772 4512">
          <text:p/>
        </draw:connector>
        <draw:connector draw:name="Connector 2" draw:style-name="gr206" draw:text-style-name="P1" draw:layer="layout" svg:x1="23.25cm" svg:y1="7.374cm" svg:x2="33.352cm" svg:y2="6.845cm" draw:start-shape="id1" draw:end-shape="id4" svg:d="M23250 7374h5042v-529h5060" svg:viewBox="0 0 10103 530">
          <text:p/>
        </draw:connector>
        <draw:connector draw:name="Connector 3" draw:style-name="gr207" draw:text-style-name="P1" draw:layer="layout" svg:x1="23.25cm" svg:y1="7.374cm" svg:x2="35.004cm" svg:y2="8.343cm" draw:start-shape="id1" draw:start-glue-point="1" draw:end-shape="id5" svg:d="M23250 7374h5868v969h5886" svg:viewBox="0 0 11755 970">
          <text:p/>
        </draw:connector>
        <draw:connector draw:name="Connector 4" draw:style-name="gr208" draw:text-style-name="P1" draw:layer="layout" svg:x1="23.25cm" svg:y1="7.374cm" svg:x2="37.5cm" svg:y2="9.875cm" draw:start-shape="id1" draw:end-shape="id6" draw:end-glue-point="3" svg:d="M23250 7374h7115v2501h7135" svg:viewBox="0 0 14251 2502">
          <text:p/>
        </draw:connector>
        <draw:connector draw:name="Connector 5" draw:style-name="gr209" draw:text-style-name="P1" draw:layer="layout" svg:x1="23.25cm" svg:y1="7.374cm" svg:x2="31.829cm" svg:y2="6.064cm" draw:start-shape="id1" draw:end-shape="id7" draw:end-glue-point="11" svg:d="M23250 7374h8579v-1310" svg:viewBox="0 0 8580 1311">
          <text:p/>
        </draw:connector>
        <draw:connector draw:name="Connector 6" draw:style-name="gr210" draw:text-style-name="P1" draw:layer="layout" svg:x1="5.062cm" svg:y1="3.775cm" svg:x2="7.809cm" svg:y2="5.668cm" draw:start-shape="id8" draw:start-glue-point="12" draw:end-shape="id9" draw:end-glue-point="0" svg:d="M5062 3775h2747v1893" svg:viewBox="0 0 2748 1894">
          <text:p/>
        </draw:connector>
        <draw:connector draw:name="Connector 7" draw:style-name="gr211" draw:text-style-name="P1" draw:layer="layout" svg:x1="7.809cm" svg:y1="8.75cm" svg:x2="3.625cm" svg:y2="10.307cm" draw:start-shape="id9" draw:end-shape="id10" svg:d="M7809 8750v779h-4184v778" svg:viewBox="0 0 4185 1558">
          <text:p/>
        </draw:connector>
        <draw:g draw:style-name="gr2">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12" draw:text-style-name="P2" draw:layer="layout" svg:width="2.395cm" svg:height="1.487cm" svg:x="14.604cm" svg:y="18.175cm" svg:viewBox="0 0 2396 1488" svg:d="M0 1488c614 0 2196-700 2353-963 157-262-157-525-313-525 0 375-2040 863-2040 1488z">
            <text:p/>
          </draw:path>
          <draw:g draw:style-name="gr4">
            <draw:polygon draw:style-name="gr213" draw:text-style-name="P27" draw:layer="layout" svg:width="2.195cm" svg:height="2.274cm" svg:x="14.445cm" svg:y="17.475cm" svg:viewBox="0 0 2196 2275" draw:points="2196,1050 2196,0 0,1225 0,2275">
              <text:p/>
            </draw:polygon>
            <draw:polygon draw:style-name="gr214" draw:text-style-name="P28" draw:layer="layout" svg:width="2.194cm" svg:height="2.274cm" svg:x="12.25cm" svg:y="17.475cm" svg:viewBox="0 0 2195 2275" draw:points="2195,2275 2195,1225 0,0 0,1050">
              <text:p/>
            </draw:polygon>
            <draw:polygon draw:style-name="gr215" draw:text-style-name="P29" draw:layer="layout" svg:width="4.391cm" svg:height="2.449cm" svg:x="12.25cm" svg:y="16.25cm" svg:viewBox="0 0 4392 2450" draw:points="2195,2450 4392,1225 2195,0 0,1225">
              <text:p/>
            </draw:polygon>
            <draw:polygon draw:style-name="gr216" draw:text-style-name="P8" draw:layer="layout" svg:width="4.391cm" svg:height="3.499cm" svg:x="12.25cm" svg:y="16.25cm" svg:viewBox="0 0 4392 3500" draw:points="4392,2275 4392,1225 2195,0 0,1225 0,2275 2195,3500">
              <text:p/>
            </draw:polygon>
            <draw:polygon draw:style-name="gr217" draw:text-style-name="P30" draw:layer="layout" svg:width="1.254cm" svg:height="0.699cm" svg:x="13.348cm" svg:y="17.388cm" svg:viewBox="0 0 1255 700" draw:points="1098,525 157,0 0,88 942,613 785,700 1255,700 1255,438">
              <text:p/>
            </draw:polygon>
            <draw:polygon draw:style-name="gr218" draw:text-style-name="P30" draw:layer="layout" svg:width="1.252cm" svg:height="0.699cm" svg:x="14.29cm" svg:y="16.863cm" svg:viewBox="0 0 1253 700" draw:points="314,88 471,0 0,0 0,263 157,175 1097,700 1253,613">
              <text:p/>
            </draw:polygon>
            <draw:path draw:style-name="gr219" draw:text-style-name="P31" draw:layer="layout" svg:width="0.626cm" svg:height="0.768cm" svg:x="15.7cm" svg:y="17.966cm" svg:viewBox="0 0 627 769" svg:d="M314 34c-156 88-314 350-314 525s158 263 314 175c157-87 313-350 313-525s-156-262-313-175z">
              <text:p/>
            </draw:path>
            <draw:path draw:style-name="gr220" draw:text-style-name="P31" draw:layer="layout" svg:width="0.626cm" svg:height="0.768cm" svg:x="14.76cm" svg:y="18.491cm" svg:viewBox="0 0 627 769" svg:d="M313 34c-156 88-313 350-313 525s157 263 313 175c157-87 314-350 314-525s-157-262-314-175z">
              <text:p/>
            </draw:path>
          </draw:g>
        </draw:g>
        <draw:g draw:style-name="gr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21" draw:text-style-name="P2" draw:layer="layout" svg:width="2.056cm" svg:height="1.292cm" svg:x="5.693cm" svg:y="19.957cm" svg:viewBox="0 0 2057 1293" svg:d="M0 1293c582 0 1495-408 1888-677 394-269 0-616-198-616z">
            <text:p/>
          </draw:path>
          <draw:g draw:style-name="gr4">
            <draw:polygon draw:style-name="gr222" draw:text-style-name="P3" draw:layer="layout" svg:width="1.192cm" svg:height="3.202cm" svg:x="4.5cm" svg:y="18.047cm" svg:viewBox="0 0 1193 3203" draw:points="0,2464 0,0 1193,739 1193,3203">
              <text:p/>
            </draw:polygon>
            <draw:polygon draw:style-name="gr223" draw:text-style-name="P4" draw:layer="layout" svg:width="1.689cm" svg:height="3.51cm" svg:x="5.693cm" svg:y="17.739cm" svg:viewBox="0 0 1690 3511" draw:points="0,3511 0,1047 1690,0 1690,2464">
              <text:p/>
            </draw:polygon>
            <draw:polygon draw:style-name="gr224" draw:text-style-name="P32" draw:layer="layout" svg:width="2.882cm" svg:height="1.785cm" svg:x="4.5cm" svg:y="17cm" svg:viewBox="0 0 2883 1786" draw:points="1193,1786 0,1047 1690,0 2883,739">
              <text:p/>
            </draw:polygon>
            <draw:polygon draw:style-name="gr225" draw:text-style-name="P8" draw:layer="layout" svg:width="2.882cm" svg:height="4.249cm" svg:x="4.5cm" svg:y="17cm" svg:viewBox="0 0 2883 4250" draw:points="0,3511 0,1047 1690,0 2883,739 2883,3203 1193,4250">
              <text:p/>
            </draw:polygon>
            <draw:line draw:style-name="gr226" draw:text-style-name="P6" draw:layer="layout" svg:x1="5.493cm" svg:y1="20.634cm" svg:x2="4.698cm" svg:y2="20.141cm">
              <text:p/>
            </draw:line>
            <draw:line draw:style-name="gr227" draw:text-style-name="P6" draw:layer="layout" svg:x1="5.493cm" svg:y1="20.881cm" svg:x2="4.698cm" svg:y2="20.388cm">
              <text:p/>
            </draw:line>
            <draw:line draw:style-name="gr228" draw:text-style-name="P6" draw:layer="layout" svg:x1="5.493cm" svg:y1="20.757cm" svg:x2="4.698cm" svg:y2="20.264cm">
              <text:p/>
            </draw:line>
            <draw:polyline draw:style-name="gr229" draw:text-style-name="P6" draw:layer="layout" svg:width="0.993cm" svg:height="0.738cm" svg:x="4.599cm" svg:y="18.417cm" svg:viewBox="0 0 994 739" draw:points="994,739 0,123 0,0">
              <text:p/>
            </draw:polyline>
            <draw:polyline draw:style-name="gr230" draw:text-style-name="P6" draw:layer="layout" svg:width="0.976cm" svg:height="0.741cm" svg:x="4.616cm" svg:y="18.414cm" svg:viewBox="0 0 977 742" draw:points="977,742 977,619 0,0">
              <text:p/>
            </draw:polyline>
            <draw:polygon draw:style-name="gr231" draw:text-style-name="P7" draw:layer="layout" svg:width="0.115cm" svg:height="0.216cm" svg:x="4.967cm" svg:y="19.646cm" svg:viewBox="0 0 116 217" draw:points="0,145 0,0 116,72 116,217">
              <text:p/>
            </draw:polygon>
            <draw:line draw:style-name="gr232" draw:text-style-name="P6" draw:layer="layout" svg:x1="5.493cm" svg:y1="20.511cm" svg:x2="4.698cm" svg:y2="20.018cm">
              <text:p/>
            </draw:line>
          </draw:g>
          <draw:g draw:style-name="gr4">
            <draw:polygon draw:style-name="gr233" draw:text-style-name="P25" draw:layer="layout" svg:width="0.725cm" svg:height="1.012cm" svg:x="6.914cm" svg:y="19.156cm" svg:viewBox="0 0 726 1013" draw:points="0,563 0,0 499,310 544,225 726,338 726,1013">
              <text:p/>
            </draw:polygon>
            <draw:polygon draw:style-name="gr234" draw:text-style-name="P26" draw:layer="layout" svg:width="0.816cm" svg:height="0.955cm" svg:x="6.823cm" svg:y="19.212cm" svg:viewBox="0 0 817 956" draw:points="91,507 0,0 726,451 817,956">
              <text:p/>
            </draw:polygon>
            <draw:polygon draw:style-name="gr235" draw:text-style-name="P26" draw:layer="layout" svg:width="0.907cm" svg:height="0.871cm" svg:x="6.732cm" svg:y="19.297cm" svg:viewBox="0 0 908 872" draw:points="182,422 0,0 726,451 908,872">
              <text:p/>
            </draw:polygon>
            <draw:polygon draw:style-name="gr236" draw:text-style-name="P25" draw:layer="layout" svg:width="0.952cm" svg:height="0.758cm" svg:x="6.687cm" svg:y="19.409cm" svg:viewBox="0 0 953 759" draw:points="227,310 0,0 681,394 953,759">
              <text:p/>
            </draw:polygon>
            <draw:polygon draw:style-name="gr237" draw:text-style-name="P8" draw:layer="layout" svg:width="0.952cm" svg:height="1.012cm" svg:x="6.687cm" svg:y="19.156cm" svg:viewBox="0 0 953 1013" draw:points="227,113 227,0 726,310 771,225 953,338 953,1013 227,563 0,253 126,324 45,141 162,215 136,56">
              <text:p/>
            </draw:polygon>
          </draw:g>
          <draw:g draw:style-name="gr4">
            <draw:polygon draw:style-name="gr238" draw:text-style-name="P25" draw:layer="layout" svg:width="0.418cm" svg:height="0.649cm" svg:x="7.205cm" svg:y="20.442cm" svg:viewBox="0 0 419 650" draw:points="419,0 0,65 419,650">
              <text:p/>
            </draw:polygon>
            <draw:polygon draw:style-name="gr239" draw:text-style-name="P25" draw:layer="layout" svg:width="0.418cm" svg:height="0.649cm" svg:x="6.786cm" svg:y="19.922cm" svg:viewBox="0 0 419 650" draw:points="0,0 419,585 0,650">
              <text:p/>
            </draw:polygon>
            <draw:polygon draw:style-name="gr240" draw:text-style-name="P25" draw:layer="layout" svg:width="0.838cm" svg:height="0.649cm" svg:x="6.786cm" svg:y="20.442cm" svg:viewBox="0 0 839 650" draw:points="839,650 419,0 0,130">
              <text:p/>
            </draw:polygon>
            <draw:polygon draw:style-name="gr241" draw:text-style-name="P25" draw:layer="layout" svg:width="0.838cm" svg:height="0.649cm" svg:x="6.786cm" svg:y="19.922cm" svg:viewBox="0 0 839 650" draw:points="839,520 419,650 0,0">
              <text:p/>
            </draw:polygon>
            <draw:polygon draw:style-name="gr242" draw:text-style-name="P8" draw:layer="layout" svg:width="0.838cm" svg:height="1.169cm" svg:x="6.786cm" svg:y="19.922cm" svg:viewBox="0 0 839 1170" draw:points="0,650 0,0 839,520 839,1170">
              <text:p/>
            </draw:polygon>
          </draw:g>
          <draw:g draw:style-name="gr2">
            <draw:custom-shape draw:style-name="gr243" draw:text-style-name="P23" draw:layer="layout" svg:width="0.764cm" svg:height="1.213cm" svg:x="6.122cm" svg:y="20.00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24" draw:layer="layout" svg:width="0.764cm" svg:height="0.384cm" svg:x="6.122cm" svg:y="20.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245" draw:text-style-name="P33" draw:layer="layout" svg:width="0.837cm" svg:height="0.893cm" svg:x="6.09cm" svg:y="19.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46" draw:text-style-name="P34" draw:layer="layout" svg:width="0.51cm" svg:height="0.835cm" svg:x="6.277cm" svg:y="19.365cm" svg:viewBox="0 0 511 836" draw:points="0,58 93,58 139,29 232,0 371,58 279,58 326,144 186,288 139,317 93,346 186,404 232,461 371,461 511,547 418,721 279,836 279,663 186,547 232,490 139,404 47,375 0,260">
              <text:p/>
            </draw:polygon>
            <draw:path draw:style-name="gr247" draw:text-style-name="P34" draw:layer="layout" svg:width="0.21cm" svg:height="0.38cm" svg:x="6.695cm" svg:y="19.417cm" svg:viewBox="0 0 211 381" svg:d="M186 381v-29l-47-86v-88l-46-115-93-57c93-57 279 317 186 375z">
              <text:p/>
            </draw:path>
            <draw:g draw:style-name="gr4">
              <draw:line draw:style-name="gr248" draw:text-style-name="P35" draw:layer="layout" svg:x1="6.463cm" svg:y1="19.913cm" svg:x2="6.416cm" svg:y2="19.711cm">
                <text:p/>
              </draw:line>
              <draw:line draw:style-name="gr249" draw:text-style-name="P35" draw:layer="layout" svg:x1="6.462cm" svg:y1="19.913cm" svg:x2="6.509cm" svg:y2="19.769cm">
                <text:p/>
              </draw:line>
              <draw:line draw:style-name="gr250" draw:text-style-name="P35" draw:layer="layout" svg:x1="6.556cm" svg:y1="19.913cm" svg:x2="6.509cm" svg:y2="19.769cm">
                <text:p/>
              </draw:line>
              <draw:line draw:style-name="gr251" draw:text-style-name="P35" draw:layer="layout" svg:x1="6.556cm" svg:y1="19.913cm" svg:x2="6.603cm" svg:y2="19.711cm">
                <text:p/>
              </draw:line>
            </draw:g>
            <draw:g draw:style-name="gr4">
              <draw:line draw:style-name="gr252" draw:text-style-name="P35" draw:layer="layout" svg:x1="6.742cm" svg:y1="19.913cm" svg:x2="6.695cm" svg:y2="19.711cm">
                <text:p/>
              </draw:line>
              <draw:line draw:style-name="gr253" draw:text-style-name="P35" draw:layer="layout" svg:x1="6.741cm" svg:y1="19.913cm" svg:x2="6.788cm" svg:y2="19.769cm">
                <text:p/>
              </draw:line>
              <draw:line draw:style-name="gr254" draw:text-style-name="P35" draw:layer="layout" svg:x1="6.835cm" svg:y1="19.913cm" svg:x2="6.788cm" svg:y2="19.769cm">
                <text:p/>
              </draw:line>
              <draw:line draw:style-name="gr255" draw:text-style-name="P35" draw:layer="layout" svg:x1="6.834cm" svg:y1="19.913cm" svg:x2="6.881cm" svg:y2="19.711cm">
                <text:p/>
              </draw:line>
            </draw:g>
            <draw:g draw:style-name="gr4">
              <draw:line draw:style-name="gr256" draw:text-style-name="P35" draw:layer="layout" svg:x1="6.184cm" svg:y1="19.913cm" svg:x2="6.137cm" svg:y2="19.711cm">
                <text:p/>
              </draw:line>
              <draw:line draw:style-name="gr257" draw:text-style-name="P35" draw:layer="layout" svg:x1="6.183cm" svg:y1="19.913cm" svg:x2="6.23cm" svg:y2="19.769cm">
                <text:p/>
              </draw:line>
              <draw:line draw:style-name="gr258" draw:text-style-name="P35" draw:layer="layout" svg:x1="6.277cm" svg:y1="19.913cm" svg:x2="6.23cm" svg:y2="19.769cm">
                <text:p/>
              </draw:line>
              <draw:line draw:style-name="gr259" draw:text-style-name="P35" draw:layer="layout" svg:x1="6.277cm" svg:y1="19.913cm" svg:x2="6.324cm" svg:y2="19.711cm">
                <text:p/>
              </draw:line>
            </draw:g>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0deg" draw:border="10%">
      <loext:gradient-stop svg:offset="0" loext:color-type="rgb" loext:color-value="#666666"/>
      <loext:gradient-stop svg:offset="1" loext:color-type="rgb" loext:color-value="#999999"/>
    </draw:gradient>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B" draw:display-name="Light Grey Linear B"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Purple_20_Linear_20_L" draw:display-name="Light Purple Linear L" draw:style="linear" draw:start-color="#c893c7" draw:end-color="#f4e9f3" draw:start-intensity="100%" draw:end-intensity="100%" draw:angle="180deg" draw:border="10%">
      <loext:gradient-stop svg:offset="0" loext:color-type="rgb" loext:color-value="#c893c7"/>
      <loext:gradient-stop svg:offset="1" loext:color-type="rgb" loext:color-value="#f4e9f3"/>
    </draw:gradient>
    <draw:gradient draw:name="Light_20_Purple_20_Linear_20_T" draw:display-name="Light Purple Linear T"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Square_20_BR" draw:display-name="Light Purple Square BR" draw:style="square" draw:cx="30%" draw:cy="30%" draw:start-color="#c893c7" draw:end-color="#f4e9f3" draw:start-intensity="100%" draw:end-intensity="100%" draw:angle="0deg" draw:border="0%">
      <loext:gradient-stop svg:offset="0" loext:color-type="rgb" loext:color-value="#c893c7"/>
      <loext:gradient-stop svg:offset="1" loext:color-type="rgb" loext:color-value="#f4e9f3"/>
    </draw:gradient>
    <draw:gradient draw:name="Light_20_Red_20_Linear_20_L" draw:display-name="Light Red Linear L" draw:style="linear" draw:start-color="#de8e96" draw:end-color="#f8e8ea" draw:start-intensity="100%" draw:end-intensity="100%" draw:angle="180deg" draw:border="10%">
      <loext:gradient-stop svg:offset="0" loext:color-type="rgb" loext:color-value="#de8e96"/>
      <loext:gradient-stop svg:offset="1" loext:color-type="rgb" loext:color-value="#f8e8ea"/>
    </draw:gradient>
    <draw:gradient draw:name="Light_20_Red_20_Linear_20_T" draw:display-name="Light Red Linear T" draw:style="linear" draw:start-color="#de8e96" draw:end-color="#f8e8ea" draw:start-intensity="100%" draw:end-intensity="100%" draw:angle="0deg" draw:border="10%">
      <loext:gradient-stop svg:offset="0" loext:color-type="rgb" loext:color-value="#de8e96"/>
      <loext:gradient-stop svg:offset="1" loext:color-type="rgb" loext:color-value="#f8e8ea"/>
    </draw:gradient>
    <draw:gradient draw:name="Light_20_Red_20_Square_20_BR" draw:display-name="Light Red Square BR" draw:style="square" draw:cx="30%" draw:cy="30%" draw:start-color="#de8e96" draw:end-color="#f8e8ea" draw:start-intensity="100%" draw:end-intensity="100%" draw:angle="0deg" draw:border="0%">
      <loext:gradient-stop svg:offset="0" loext:color-type="rgb" loext:color-value="#de8e96"/>
      <loext:gradient-stop svg:offset="1" loext:color-type="rgb" loext:color-value="#f8e8ea"/>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marker draw:name="Arrowheads_20_8" draw:display-name="Arrowheads 8" svg:viewBox="0 0 20 20" svg:d="M0 20l10-20 10 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03T12:10:09.615000000</meta:creation-date>
    <dc:date>2024-05-03T16:58:07.269000000</dc:date>
    <meta:editing-duration>PT1H19S</meta:editing-duration>
    <meta:editing-cycles>4</meta:editing-cycles>
    <meta:generator>LibreOffice/24.2.3.2$Windows_X86_64 LibreOffice_project/433d9c2ded56988e8a90e6b2e771ee4e6a5ab2ba</meta:generator>
    <meta:document-statistic meta:object-count="305"/>
  </office:meta>
</office:document-meta>
</file>